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fo:line-height="200%" fo:text-align="center" style:justify-single-word="false" fo:text-indent="-0.499cm" style:auto-text-indent="false" style:page-number="1" fo:break-before="auto" fo:break-after="auto"/>
    </style:style>
    <style:style style:name="P2" style:family="paragraph" style:parent-style-name="normal">
      <style:paragraph-properties fo:line-height="170%"/>
    </style:style>
    <style:style style:name="P3" style:family="paragraph" style:parent-style-name="normal">
      <style:paragraph-properties fo:line-height="250%"/>
    </style:style>
    <style:style style:name="P4" style:family="paragraph" style:parent-style-name="normal" style:list-style-name="WWNum6">
      <style:paragraph-properties fo:margin-left="1cm" fo:line-height="150%" fo:text-indent="-0.635cm" style:auto-text-indent="false"/>
    </style:style>
    <style:style style:name="P5" style:family="paragraph" style:parent-style-name="normal" style:list-style-name="WWNum2">
      <style:paragraph-properties fo:margin-left="2.54cm" fo:line-height="150%" fo:text-indent="-0.635cm" style:auto-text-indent="false"/>
    </style:style>
    <style:style style:name="P6" style:family="paragraph" style:parent-style-name="normal">
      <style:paragraph-properties fo:line-height="200%"/>
      <style:text-properties fo:font-size="12pt" style:font-size-asian="12pt" style:font-size-complex="12pt"/>
    </style:style>
    <style:style style:name="P7" style:family="paragraph" style:parent-style-name="normal" style:list-style-name="WWNum6">
      <style:paragraph-properties fo:margin-left="1.27cm" fo:line-height="150%" fo:text-indent="-0.635cm" style:auto-text-indent="false"/>
    </style:style>
    <style:style style:name="P8" style:family="paragraph" style:parent-style-name="normal" style:list-style-name="WWNum1">
      <style:paragraph-properties fo:margin-left="2.54cm" fo:line-height="150%" fo:text-indent="-0.635cm" style:auto-text-indent="false"/>
    </style:style>
    <style:style style:name="P9" style:family="paragraph" style:parent-style-name="normal" style:list-style-name="WWNum4">
      <style:paragraph-properties fo:margin-left="2.54cm" fo:line-height="150%" fo:text-indent="-0.635cm" style:auto-text-indent="false"/>
    </style:style>
    <style:style style:name="P10" style:family="paragraph" style:parent-style-name="normal" style:list-style-name="WWNum7">
      <style:paragraph-properties fo:margin-left="2.54cm" fo:line-height="150%" fo:text-indent="-0.635cm" style:auto-text-indent="false"/>
    </style:style>
    <style:style style:name="P11" style:family="paragraph" style:parent-style-name="normal">
      <style:paragraph-properties fo:line-height="150%"/>
      <style:text-properties fo:font-size="12pt" style:font-size-asian="12pt" style:font-size-complex="12pt"/>
    </style:style>
    <style:style style:name="P12" style:family="paragraph" style:parent-style-name="normal" style:list-style-name="WWNum5">
      <style:paragraph-properties fo:margin-left="1.27cm" fo:line-height="150%" fo:text-indent="-0.635cm" style:auto-text-indent="false"/>
    </style:style>
    <style:style style:name="P13" style:family="paragraph" style:parent-style-name="normal" style:list-style-name="WWNum5">
      <style:paragraph-properties fo:margin-left="2.54cm" fo:line-height="150%" fo:text-indent="-0.635cm" style:auto-text-indent="false"/>
    </style:style>
    <style:style style:name="P14" style:family="paragraph" style:parent-style-name="normal" style:list-style-name="WWNum5">
      <style:paragraph-properties fo:margin-left="3.81cm" fo:line-height="150%" fo:text-indent="-0.635cm" style:auto-text-indent="false"/>
    </style:style>
    <style:style style:name="P15" style:family="paragraph" style:parent-style-name="normal" style:list-style-name="WWNum6">
      <style:paragraph-properties fo:margin-left="1.27cm" fo:text-indent="-0.635cm" style:auto-text-indent="false"/>
    </style:style>
    <style:style style:name="P16" style:family="paragraph" style:parent-style-name="normal" style:list-style-name="WWNum8">
      <style:paragraph-properties fo:margin-left="2.54cm" fo:text-indent="-0.635cm" style:auto-text-indent="false"/>
    </style:style>
    <style:style style:name="P17" style:family="paragraph" style:parent-style-name="normal">
      <style:paragraph-properties fo:margin-left="1.27cm" fo:text-indent="0cm" style:auto-text-indent="false"/>
      <style:text-properties fo:font-size="12pt" style:font-size-asian="12pt" style:font-size-complex="12pt"/>
    </style:style>
    <style:style style:name="P18" style:family="paragraph" style:parent-style-name="normal" style:list-style-name="WWNum3">
      <style:paragraph-properties fo:margin-left="2.54cm" fo:text-indent="-0.635cm" style:auto-text-indent="false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senvolvimento com Linguagens de Programação Disruptivas II</text:span></text:p>
      <text:p text:style-name="P2" loext:marker-style-name="T2"><text:span text:style-name="T2">Docente: <text:tab/>Marcus Vinícius Chiulle Pinheiro</text:span><text:span text:style-name="T2"/></text:p>
      <text:p text:style-name="P2" loext:marker-style-name="T2"><text:span text:style-name="T2">Alunos: <text:tab/>Gabriel Antônio Dias Lanfranca Maida</text:span><text:span text:style-name="T2"/></text:p>
      <text:p text:style-name="P2" loext:marker-style-name="T2"><text:span text:style-name="T2"><text:tab/><text:tab/>Leonardo Peron Krause</text:span><text:span text:style-name="T2"/></text:p>
      <text:p text:style-name="P2" loext:marker-style-name="T2"><text:span text:style-name="T2"><text:tab/><text:tab/>Luis Felipe Barbosa</text:span><text:span text:style-name="T2"/></text:p>
      <text:p text:style-name="P2" loext:marker-style-name="T2"><text:span text:style-name="T2"><text:tab/><text:tab/>Pedro Henrique Sardá</text:span><text:span text:style-name="T2"/></text:p>
      <text:p text:style-name="P3" loext:marker-style-name="T3"><text:span text:style-name="T4">N1 - Documentação - Block Smasher - Linguagem Lua - ADS41</text:span><text:span text:style-name="T3"/></text:p>
      <text:list xml:id="list2198339810" text:style-name="WWNum6">
        <text:list-item>
          <text:p text:style-name="P4" loext:marker-style-name="T2"><text:span text:style-name="T2">Introdução</text:span><text:span text:style-name="T2"/></text:p>
        </text:list-item>
      </text:list>
      <text:list text:style-name="WWNum2">
        <text:list-item>
          <text:p text:style-name="P5" loext:marker-style-name="T5"><text:span text:style-name="T6">Nome do Projeto:</text:span><text:span text:style-name="T5"> Block Smasher</text:span></text:p>
        </text:list-item>
        <text:list-item>
          <text:p text:style-name="P5" loext:marker-style-name="T5"><text:span text:style-name="T6">Versão do Documento:</text:span><text:span text:style-name="T5"> 1.0.0</text:span></text:p>
        </text:list-item>
        <text:list-item>
          <text:p text:style-name="P5" loext:marker-style-name="T5"><text:span text:style-name="T6">Data:</text:span><text:span text:style-name="T5"> 13/04/2025</text:span></text:p>
        </text:list-item>
        <text:list-item>
          <text:p text:style-name="P5" loext:marker-style-name="T5"><text:span text:style-name="T6">Autores:</text:span><text:span text:style-name="T5"> Gabriel Antônio, Leonardo Peron, Luis Felipe, Pedro Sardá</text:span></text:p>
        </text:list-item>
        <text:list-item>
          <text:p text:style-name="P5" loext:marker-style-name="T5"><text:span text:style-name="T6">Objetivo:</text:span><text:span text:style-name="T5"> Descrever os Requisitos Funcionais, Não-Funcionais e Casos de Uso para o desenvolvimento do projeto do Block Smasher</text:span></text:p>
        </text:list-item>
      </text:list>
      <text:p text:style-name="P6" loext:marker-style-name="T5"/>
      <text:list xml:id="list213206106612176" text:continue-list="list2198339810" text:style-name="WWNum6">
        <text:list-item>
          <text:p text:style-name="P7" loext:marker-style-name="T2"><text:span text:style-name="T2">Visão Geral</text:span><text:span text:style-name="T2"/></text:p>
        </text:list-item>
      </text:list>
      <text:list text:style-name="WWNum1">
        <text:list-item>
          <text:p text:style-name="P8" loext:marker-style-name="T5"><text:span text:style-name="T6">Descrição do Sistema:</text:span><text:span text:style-name="T5"> Block Smasher será um jogo arcade desenvolvido em Lua no estilo “Quebra-Tijolos”. A principal funcionalidade dele é implementar conceitos de programação distribuída e paralelismo, os quais serão representados através da concorrência de execução entre a barra e as bolinhas. O jogo consistirá em uma barra e vários blocos posicionados para serem destruídos. Ao apertar a tecla de espaço, a barra jogará uma bola em direção aos blocos. (preferencialmente em ângulo, senão as bolas apenas se moverão em um eixo). O objetivo é destruir todos os blocos.</text:span></text:p>
        </text:list-item>
        <text:list-item>
          <text:p text:style-name="P8" loext:marker-style-name="T5"><text:span text:style-name="T6">Stakeholders:</text:span><text:span text:style-name="T5"> Jogadores, patrocinadores, professor</text:span></text:p>
        </text:list-item>
      </text:list>
      <text:p text:style-name="P6" loext:marker-style-name="T5"/>
      <text:list xml:id="list213205617055410" text:continue-list="list213206106612176" text:style-name="WWNum6">
        <text:list-item>
          <text:p text:style-name="P7" loext:marker-style-name="T2"><text:span text:style-name="T2">Requisitos Funcionais</text:span><text:span text:style-name="T2"/></text:p>
        </text:list-item>
      </text:list>
      <text:list text:style-name="WWNum4">
        <text:list-item>
          <text:p text:style-name="P9" loext:marker-style-name="T5"><text:span text:style-name="T6">RF-01:</text:span><text:span text:style-name="T5"> Movimentação da Barra: O jogador deve ser capaz de mover a barra horizontalmente (esquerda e direita) usando as setas do teclado</text:span></text:p>
        </text:list-item>
        <text:list-item>
          <text:p text:style-name="P9" loext:marker-style-name="T5"><text:span text:style-name="T6">RF-02:</text:span><text:span text:style-name="T5"> Lançamento da Bola: O jogador deve ser capaz de lançar uma bola com a tecla espaço, preferencialmente em um ângulo para evitar movimento linear</text:span></text:p>
        </text:list-item>
        <text:list-item>
          <text:p text:style-name="P9" loext:marker-style-name="T5"><text:soft-page-break/><text:span text:style-name="T6">RF-03:</text:span><text:span text:style-name="T5"> Múltiplas Bolas Ativas: Deve ser possível ter mais de uma bola simultaneamente no jogo para simular o aspecto distribuído</text:span></text:p>
        </text:list-item>
        <text:list-item>
          <text:p text:style-name="P9" loext:marker-style-name="T5"><text:span text:style-name="T6">RF-04:</text:span><text:span text:style-name="T5"> Colisão da Bola: As bolas devem ricochetear ao colidirem com a barra, as paredes ou blocos</text:span></text:p>
        </text:list-item>
        <text:list-item>
          <text:p text:style-name="P9" loext:marker-style-name="T5"><text:span text:style-name="T6">RF-05:</text:span><text:span text:style-name="T5"> Destruição de Blocos e Pontuação: Ao atingir os blocos, estes devem ser destruídos, e o jogador deve ganhar pontos. A pontuação deve ser exibida na tela em tempo real</text:span></text:p>
        </text:list-item>
        <text:list-item>
          <text:p text:style-name="P9" loext:marker-style-name="T5"><text:span text:style-name="T6">RF-06:</text:span><text:span text:style-name="T5"> Condição de Vitória: O jogo deve terminar e indicar a vitória quando todos os blocos forem destruídos</text:span></text:p>
        </text:list-item>
        <text:list-item>
          <text:p text:style-name="P9" loext:marker-style-name="T5"><text:span text:style-name="T6">RF-07:</text:span><text:span text:style-name="T5"> Pontuação em Tela: A pontuação do jogador será exibida dinamicamente durante o jogo, mas não será armazenada após o término da partida</text:span></text:p>
        </text:list-item>
        <text:list-item>
          <text:p text:style-name="P9" loext:marker-style-name="T5"><text:span text:style-name="T6">RF-08:</text:span><text:span text:style-name="T5"> Sincronização entre Bolas: O estado das bolas deve ser sincronizado entre processos distribuídos para garantir consistência durante a partida</text:span></text:p>
        </text:list-item>
        <text:list-item>
          <text:p text:style-name="P9" loext:marker-style-name="T6"><text:span text:style-name="T6">RF-09:</text:span><text:span text:style-name="T5"> Paralelismo de entidades: As movimentações das bolas e da barra devem ser independentes e ocorrer de forma paralela</text:span></text:p>
        </text:list-item>
      </text:list>
      <text:p text:style-name="P6" loext:marker-style-name="T5"/>
      <text:list xml:id="list213205054217294" text:continue-list="list213205617055410" text:style-name="WWNum6">
        <text:list-item>
          <text:p text:style-name="P7" loext:marker-style-name="T2"><text:span text:style-name="T2">Requisitos Não-Funcionais</text:span><text:span text:style-name="T2"/></text:p>
        </text:list-item>
      </text:list>
      <text:list text:style-name="WWNum7">
        <text:list-item>
          <text:p text:style-name="P10" loext:marker-style-name="T5"><text:span text:style-name="T6">RNF-01:</text:span><text:span text:style-name="T5"> Desempenho: O jogo deve rodar de maneira fluida e o tempo de resposta rápido</text:span></text:p>
        </text:list-item>
        <text:list-item>
          <text:p text:style-name="P10" loext:marker-style-name="T5"><text:span text:style-name="T6">RNF-02:</text:span><text:span text:style-name="T5"> Modularidade: O código deve ser modular para suportar facilmente novas implementações e escalabilidade</text:span></text:p>
        </text:list-item>
        <text:list-item>
          <text:p text:style-name="P10" loext:marker-style-name="T5"><text:span text:style-name="T6">RNF-03:</text:span><text:span text:style-name="T5"> Usabilidade: A interface deve ser simples e intuitiva, sem a necessidade de instruções complexas</text:span></text:p>
        </text:list-item>
        <text:list-item>
          <text:p text:style-name="P10" loext:marker-style-name="T6"><text:span text:style-name="T6">RNF-04:</text:span><text:span text:style-name="T5"> Clareza do Código: O código deve seguir boas práticas de programação, incluindo comentários e organização lógica, para facilitar a manutenção e futuras colaborações</text:span></text:p>
        </text:list-item>
      </text:list>
      <text:p text:style-name="P11" loext:marker-style-name="T5"/>
      <text:list xml:id="list213204944784304" text:continue-list="list213205054217294" text:style-name="WWNum6">
        <text:list-item>
          <text:p text:style-name="P7" loext:marker-style-name="T2"><text:span text:style-name="T2">Casos de Uso</text:span><text:span text:style-name="T2"/></text:p>
        </text:list-item>
      </text:list>
      <text:list text:style-name="WWNum5">
        <text:list-item>
          <text:p text:style-name="P12" loext:marker-style-name="T5"><text:span text:style-name="T6">Caso de Uso 1:</text:span><text:span text:style-name="T5"> Movimentação da Barra</text:span></text:p>
          <text:list>
            <text:list-item>
              <text:p text:style-name="P13"><text:span text:style-name="T6">Descrição:</text:span> O jogador move a barra no eixo horizontal utilizando as setas do teclado</text:p>
            </text:list-item>
            <text:list-item>
              <text:p text:style-name="P13" loext:marker-style-name="T5"><text:span text:style-name="T6">Ator(es):</text:span><text:span text:style-name="T5"> Jogador</text:span></text:p>
            </text:list-item>
            <text:list-item>
              <text:p text:style-name="P13" loext:marker-style-name="T5"><text:span text:style-name="T6">Fluxo Principal:</text:span><text:span text:style-name="T6"/></text:p>
              <text:list>
                <text:list-item>
                  <text:p text:style-name="P14" loext:marker-style-name="T5"><text:span text:style-name="T5">O jogador pressiona a seta para a direita ou esquerda</text:span><text:span text:style-name="T5"/></text:p>
                </text:list-item>
                <text:list-item>
                  <text:p text:style-name="P14" loext:marker-style-name="T5"><text:soft-page-break/><text:span text:style-name="T5">A barra se move na direção correspondente, respeitando os limites da tela</text:span><text:span text:style-name="T5"/></text:p>
                </text:list-item>
                <text:list-item>
                  <text:p text:style-name="P14" loext:marker-style-name="T5"><text:span text:style-name="T5">O jogador ajusta a posição da barra para interceptar a bola</text:span><text:span text:style-name="T5"/></text:p>
                </text:list-item>
              </text:list>
            </text:list-item>
          </text:list>
        </text:list-item>
      </text:list>
      <text:p text:style-name="P11" loext:marker-style-name="T5"/>
      <text:list text:continue-numbering="true" text:style-name="WWNum5">
        <text:list-item>
          <text:p text:style-name="P12" loext:marker-style-name="T5"><text:span text:style-name="T6">Caso de Uso 2:</text:span><text:span text:style-name="T5"> Lançamento da Bola</text:span></text:p>
          <text:list>
            <text:list-item>
              <text:p text:style-name="P13"><text:span text:style-name="T6">Descrição:</text:span> O jogador lança uma bola em direção aos blocos pressionando a tecla espaço</text:p>
            </text:list-item>
            <text:list-item>
              <text:p text:style-name="P13" loext:marker-style-name="T5"><text:span text:style-name="T6">Ator(es):</text:span><text:span text:style-name="T5"> Jogador</text:span></text:p>
            </text:list-item>
            <text:list-item>
              <text:p text:style-name="P13" loext:marker-style-name="T5"><text:span text:style-name="T6">Fluxo Principal:</text:span><text:span text:style-name="T6"/></text:p>
              <text:list>
                <text:list-item>
                  <text:p text:style-name="P14" loext:marker-style-name="T5"><text:span text:style-name="T5">O jogador posiciona a barra</text:span><text:span text:style-name="T5"/></text:p>
                </text:list-item>
                <text:list-item>
                  <text:p text:style-name="P14" loext:marker-style-name="T5"><text:span text:style-name="T5">O jogador pressiona a tecla espaço</text:span><text:span text:style-name="T5"/></text:p>
                </text:list-item>
                <text:list-item>
                  <text:p text:style-name="P14" loext:marker-style-name="T5"><text:span text:style-name="T5">A bola é lançada em um ângulo inicial, movendo-se em direção aos blocos</text:span><text:span text:style-name="T5"/></text:p>
                </text:list-item>
              </text:list>
            </text:list-item>
          </text:list>
        </text:list-item>
      </text:list>
      <text:p text:style-name="P11" loext:marker-style-name="T5"/>
      <text:list text:continue-numbering="true" text:style-name="WWNum5">
        <text:list-item>
          <text:p text:style-name="P12" loext:marker-style-name="T5"><text:span text:style-name="T6">Caso de Uso 3:</text:span><text:span text:style-name="T5"> Vitória do Jogador </text:span></text:p>
          <text:list>
            <text:list-item>
              <text:p text:style-name="P13"><text:span text:style-name="T6">Descrição:</text:span> O jogador vence o jogo ao destruir todos os blocos presentes no cenário</text:p>
            </text:list-item>
            <text:list-item>
              <text:p text:style-name="P13" loext:marker-style-name="T5"><text:span text:style-name="T6">Ator(es):</text:span><text:span text:style-name="T5"> Jogador</text:span></text:p>
            </text:list-item>
            <text:list-item>
              <text:p text:style-name="P13" loext:marker-style-name="T5"><text:span text:style-name="T6">Fluxo Principal:</text:span><text:span text:style-name="T6"/></text:p>
              <text:list>
                <text:list-item>
                  <text:p text:style-name="P14" loext:marker-style-name="T5"><text:span text:style-name="T5">O jogador acerta os blocos com a(s) bola(s)</text:span><text:span text:style-name="T5"/></text:p>
                </text:list-item>
                <text:list-item>
                  <text:p text:style-name="P14" loext:marker-style-name="T5"><text:span text:style-name="T5">Quando todos os blocos são destruídos, o sistema exibe uma mensagem de vitória</text:span><text:span text:style-name="T5"/></text:p>
                </text:list-item>
                <text:list-item>
                  <text:p text:style-name="P14" loext:marker-style-name="T5"><text:span text:style-name="T5">O jogo termina e o jogador tem a opção de reiniciar a partida</text:span><text:span text:style-name="T5"/></text:p>
                </text:list-item>
              </text:list>
            </text:list-item>
          </text:list>
        </text:list-item>
      </text:list>
      <text:p text:style-name="P11" loext:marker-style-name="T5"/>
      <text:list text:continue-numbering="true" text:style-name="WWNum5">
        <text:list-item>
          <text:p text:style-name="P12" loext:marker-style-name="T5"><text:span text:style-name="T6">Caso de Uso 4:</text:span><text:span text:style-name="T5"> Sincronização de Bolas (Programação Distribuída)</text:span></text:p>
          <text:list>
            <text:list-item>
              <text:p text:style-name="P13"><text:span text:style-name="T6">Descrição:</text:span> As bolas são sincronizadas entre diferentes processos ou dispositivos conectados</text:p>
            </text:list-item>
            <text:list-item>
              <text:p text:style-name="P13" loext:marker-style-name="T5"><text:span text:style-name="T6">Ator(es):</text:span><text:span text:style-name="T5"> Servidor e Clientes</text:span></text:p>
            </text:list-item>
            <text:list-item>
              <text:p text:style-name="P13" loext:marker-style-name="T5"><text:span text:style-name="T6">Fluxo Principal:</text:span><text:span text:style-name="T6"/></text:p>
              <text:list>
                <text:list-item>
                  <text:p text:style-name="P14" loext:marker-style-name="T5"><text:span text:style-name="T5">O jogador lança uma bola</text:span><text:span text:style-name="T5"/></text:p>
                </text:list-item>
                <text:list-item>
                  <text:p text:style-name="P14" loext:marker-style-name="T5"><text:span text:style-name="T5">O estado da bola (posição, direção, velocidade) é compartilhado entre os processos ou máquinas conectadas</text:span><text:span text:style-name="T5"/></text:p>
                </text:list-item>
                <text:list-item>
                  <text:p text:style-name="P14" loext:marker-style-name="T5"><text:span text:style-name="T5">As posições das bolas são atualizadas em tempo real nos dispositivos conectados, garantindo consistência</text:span><text:span text:style-name="T5"/></text:p>
                </text:list-item>
              </text:list>
            </text:list-item>
          </text:list>
        </text:list-item>
      </text:list>
      <text:p text:style-name="P6" loext:marker-style-name="T5"/>
      <text:p text:style-name="P6" loext:marker-style-name="T5"/>
      <text:list xml:id="list213206481129208" text:continue-list="list213204944784304" text:style-name="WWNum6">
        <text:list-item>
          <text:p text:style-name="P15" loext:marker-style-name="T2"><text:soft-page-break/><text:span text:style-name="T2">Restrições</text:span><text:span text:style-name="T2"/></text:p>
        </text:list-item>
      </text:list>
      <text:list text:style-name="WWNum8">
        <text:list-item>
          <text:p text:style-name="P16" loext:marker-style-name="T6"><text:span text:style-name="T6">Simplicidade Intencional:</text:span><text:span text:style-name="T5"> Por ser um projeto acadêmico, funcionalidades complexas foram excluídas do escopo propositalmente</text:span></text:p>
        </text:list-item>
        <text:list-item>
          <text:p text:style-name="P16" loext:marker-style-name="T6"><text:span text:style-name="T6">Tempo de Desenvolvimento:</text:span><text:span text:style-name="T5"> O tempo para o desenvolvimento é limitado a duração do período de aulas e, consequentemente, de avaliações</text:span></text:p>
        </text:list-item>
        <text:list-item>
          <text:p text:style-name="P16" loext:marker-style-name="T6"><text:span text:style-name="T6">Falta de Persistência dos Dados:</text:span><text:span text:style-name="T5"> Inicialmente, não há previsões de adicionar persistência dos dados entre as sessões de jogo, desta forma, o progresso não será armazenado</text:span></text:p>
        </text:list-item>
        <text:list-item>
          <text:p text:style-name="P16" loext:marker-style-name="T5"><text:span text:style-name="T6">Dependência do Framework LÖVE:</text:span><text:span text:style-name="T5"> O jogo requer o framework instalado para funcionar corretamente</text:span></text:p>
        </text:list-item>
      </text:list>
      <text:p text:style-name="P17" loext:marker-style-name="T5"/>
      <text:list text:continue-list="list213206481129208" text:style-name="WWNum6">
        <text:list-item>
          <text:p text:style-name="P15" loext:marker-style-name="T2"><text:span text:style-name="T2">Tecnologias Utilizadas</text:span><text:span text:style-name="T2"/></text:p>
        </text:list-item>
      </text:list>
      <text:list text:style-name="WWNum3">
        <text:list-item>
          <text:p text:style-name="P18" loext:marker-style-name="T5"><text:span text:style-name="T5">Linguagem Lua</text:span><text:span text:style-name="T5"/></text:p>
        </text:list-item>
        <text:list-item>
          <text:p text:style-name="P18" loext:marker-style-name="T5"><text:span text:style-name="T5">Framework LÖVE2D</text:span><text:span text:style-name="T5"/></text:p>
        </text:list-item>
        <text:list-item>
          <text:p text:style-name="P18" loext:marker-style-name="T5"><text:span text:style-name="T5">Git / GitHub</text:span><text:span text:style-name="T5"/></text:p>
        </text:list-item>
        <text:list-item>
          <text:p text:style-name="P18" loext:marker-style-name="T5"><text:span text:style-name="T5">VS Code</text:span><text:span text:style-name="T5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52cm" fo:margin-left="2cm" fo:margin-right="1.997cm" style:writing-mode="lr-tb" style:layout-grid-color="#c0c0c0" style:layout-grid-lines="267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2T21:32:04.342867272</dc:date>
    <meta:editing-duration>PT38S</meta:editing-duration>
    <meta:editing-cycles>1</meta:editing-cycles>
    <meta:document-statistic meta:table-count="0" meta:image-count="0" meta:object-count="0" meta:page-count="4" meta:paragraph-count="70" meta:word-count="815" meta:character-count="4981" meta:non-whitespace-character-count="4290"/>
    <meta:generator>LibreOffice/24.8.7.2$Linux_X86_64 LibreOffice_project/188412d3f598710e2e1cb5c7aac98ddd4f7a2e17</meta:generator>
  </office:meta>
</office:document-meta>
</file>